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L=raw_input(“Arquivo de dados? “)</text:p>
      <text:p text:style-name="Standard">arq=open(FIL,'r')</text:p>
      <text:p text:style-name="Standard"/>
      <text:p text:style-name="Standard">(d0,x0,v0)=arq,readline().split()</text:p>
      <text:p text:style-name="Standard">d1,t0=arq.readline().split()</text:p>
      <text:p text:style-name="Standard">d2=arq.readline().split()</text:p>
      <text:p text:style-name="Standard"/>
      <text:p text:style-name="Standard">x0=float(x0)</text:p>
      <text:p text:style-name="Standard">v0=float(v0)</text:p>
      <text:p text:style-name="Standard">t0=float(to)</text:p>
      <text:p text:style-name="Standard"/>
      <text:p text:style-name="Standard">print d0,t0,v0</text:p>
      <text:p text:style-name="Standard">print d1, t0</text:p>
      <text:p text:style-name="Standard">print d2</text:p>
      <text:p text:style-name="Standard"/>
      <text:p text:style-name="Standard">Fazer um programa que leia o número de dias e diga que dia de que mês de que ano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e Oliveira</meta:initial-creator>
    <meta:creation-date>2016-04-20T15:38:39</meta:creation-date>
    <meta:generator>LibreOffice/3.5$Linux_X86_64 LibreOffice_project/350m1$Build-2</meta:generator>
    <dc:date>2016-04-20T16:03:37</dc:date>
    <dc:creator>Cristiane Oliveira</dc:creator>
    <meta:editing-duration>PT5M47S</meta:editing-duration>
    <meta:editing-cycles>3</meta:editing-cycles>
    <meta:document-statistic meta:table-count="0" meta:image-count="0" meta:object-count="0" meta:page-count="1" meta:paragraph-count="12" meta:word-count="37" meta:character-count="289" meta:non-whitespace-character-count="263"/>
  </office:meta>
</office:document-meta>
</file>